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style:text-underline-style="solid" style:text-underline-width="auto" style:text-underline-color="font-color" style:font-size-asian="44pt" style:font-size-complex="4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beaux chevau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2T11:47:29</meta:creation-date>
    <dc:date>2012-02-22T11:59:50</dc:date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18" meta:non-whitespace-character-count="16"/>
    <meta:generator>LibreOffice/3.5$MacOSX_x86 LibreOffice_project/7e68ba2-a744ebf-1f241b7-c506db1-7d53735</meta:generator>
  </office:meta>
</office:document-meta>
</file>